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0.39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12.116cm"/>
    </style:style>
    <style:style style:name="co13" style:family="table-column">
      <style:table-column-properties fo:break-before="auto" style:column-width="1.127cm"/>
    </style:style>
    <style:style style:name="co14" style:family="table-column">
      <style:table-column-properties fo:break-before="auto" style:column-width="1.069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3.0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1.279cm" fo:break-before="auto" style:use-optimal-row-height="true"/>
    </style:style>
    <style:style style:name="ro7" style:family="table-row">
      <style:table-row-properties style:row-height="0.728cm" fo:break-before="auto" style:use-optimal-row-height="fals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eeeeee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map style:condition="is-true-formula(IF(OR([.B$3]=&quot;&quot;;[.$A5]=&quot;&quot;)))" style:apply-style-name="notset" style:base-cell-address="input.B5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ext-properties fo:font-size="30pt" style:font-size-asian="30pt" style:font-size-complex="3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fo:font-weight="normal" style:font-size-asian="30pt" style:font-weight-asian="normal" style:font-size-complex="30pt" style:font-weight-complex="normal"/>
      <style:map style:condition="is-true-formula(IF([.B4]&lt;=3))" style:apply-style-name="bold" style:base-cell-address="print.E4"/>
    </style:style>
    <style:style style:name="ce26" style:family="table-cell" style:parent-style-name="Default">
      <style:table-cell-properties style:text-align-source="fix" style:repeat-content="false" fo:border="none" fo:padding="0cm" style:rotation-angle="90" style:vertical-align="middle"/>
      <style:paragraph-properties fo:text-align="center"/>
    </style:style>
    <style:style style:name="ce27" style:family="table-cell" style:parent-style-name="Default">
      <style:table-cell-properties fo:padding="0cm"/>
    </style:style>
    <style:style style:name="ce28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 fo:border="non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fo:border="none" style:direction="ltr" fo:padding="0cm" style:rotation-angle="90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([.G4]=MIN([.$G4:.$N4]))*(COUNTIF([.$G4:.G4];MIN([.$G4:.$N4]))=1)))" style:apply-style-name="ignored" style:base-cell-address="print.G4"/>
    </style:style>
    <style:style style:name="ce32" style:family="table-cell" style:parent-style-name="Default">
      <style:table-cell-properties style:text-align-source="fix" style:repeat-content="fals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7" table:number-columns-repeated="1008" table:default-cell-style-name="ce1"/>
        <table:table-row table:style-name="ro1">
          <table:table-cell/>
          <table:table-cell table:style-name="ce7" office:value-type="string" calcext:value-type="string" table:number-columns-spanned="10" table:number-rows-spanned="1">
            <text:p>Female Round 1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Judges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Judge 1</text:p>
          </table:table-cell>
          <table:table-cell table:style-name="ce9" office:value-type="string" calcext:value-type="string">
            <text:p>Judge 2</text:p>
          </table:table-cell>
          <table:table-cell table:style-name="ce9" office:value-type="string" calcext:value-type="string">
            <text:p>Judge 3</text:p>
          </table:table-cell>
          <table:table-cell table:style-name="ce9" office:value-type="string" calcext:value-type="string">
            <text:p>Judge 4</text:p>
          </table:table-cell>
          <table:table-cell table:style-name="ce9" office:value-type="string" calcext:value-type="string">
            <text:p>Judge 5</text:p>
          </table:table-cell>
          <table:table-cell table:style-name="ce9" table:number-columns-repeated="5"/>
          <table:table-cell table:style-name="ce13" office:value-type="string" calcext:value-type="string">
            <text:p>Placing Points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helppoints</text:p>
          </table:table-cell>
          <table:table-cell table:style-name="ce13" office:value-type="string" calcext:value-type="string">
            <text:p>helprank</text:p>
          </table:table-cell>
          <table:table-cell table:style-name="ce13" table:number-columns-repeated="1009"/>
        </table:table-row>
        <table:table-row table:style-name="ro4">
          <table:table-cell table:style-name="ce3" office:value-type="string" calcext:value-type="string">
            <text:p>Rider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Rider 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5"/>
          <table:table-cell table:formula="of:=IF([.A5]=&quot;&quot;;9999;SUM([.B5:.K5])-MAX([.B5:.K5])-MIN([.B5:.K5]))" office:value-type="float" office:value="5" calcext:value-type="float">
            <text:p>5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5.00005" calcext:value-type="float">
            <text:p>5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5"/>
          <table:table-cell table:formula="of:=IF([.A6]=&quot;&quot;;9999;SUM([.B6:.K6])-MAX([.B6:.K6])-MIN([.B6:.K6]))" office:value-type="float" office:value="5" calcext:value-type="float">
            <text:p>5</text:p>
          </table:table-cell>
          <table:table-cell table:formula="of:=RANK([.L6];[.$L$5:.$L$14];1)" office:value-type="float" office:value="1" calcext:value-type="float">
            <text:p>1</text:p>
          </table:table-cell>
          <table:table-cell table:formula="of:=[.L6]+0.00001*ROW()" office:value-type="float" office:value="5.00006" calcext:value-type="float">
            <text:p>5,00006</text:p>
          </table:table-cell>
          <table:table-cell table:formula="of:=RANK([.N6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Rider 3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table:number-columns-repeated="5"/>
          <table:table-cell table:formula="of:=IF([.A7]=&quot;&quot;;9999;SUM([.B7:.K7])-MAX([.B7:.K7])-MIN([.B7:.K7]))" office:value-type="float" office:value="9" calcext:value-type="float">
            <text:p>9</text:p>
          </table:table-cell>
          <table:table-cell table:formula="of:=RANK([.L7];[.$L$5:.$L$14];1)" office:value-type="float" office:value="3" calcext:value-type="float">
            <text:p>3</text:p>
          </table:table-cell>
          <table:table-cell table:formula="of:=[.L7]+0.00001*ROW()" office:value-type="float" office:value="9.00007" calcext:value-type="float">
            <text:p>9,00007</text:p>
          </table:table-cell>
          <table:table-cell table:formula="of:=RANK([.N7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formula="of:=IF([.A8]=&quot;&quot;;9999;SUM([.B8:.K8])-MAX([.B8:.K8])-MIN([.B8:.K8]))" office:value-type="float" office:value="12" calcext:value-type="float">
            <text:p>12</text:p>
          </table:table-cell>
          <table:table-cell table:formula="of:=RANK([.L8];[.$L$5:.$L$14];1)" office:value-type="float" office:value="4" calcext:value-type="float">
            <text:p>4</text:p>
          </table:table-cell>
          <table:table-cell table:formula="of:=[.L8]+0.00001*ROW()" office:value-type="float" office:value="12.00008" calcext:value-type="float">
            <text:p>12,00008</text:p>
          </table:table-cell>
          <table:table-cell table:formula="of:=RANK([.N8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9]=&quot;&quot;;9999;SUM([.B9:.K9])-MAX([.B9:.K9])-MIN([.B9:.K9]))" office:value-type="float" office:value="9999" calcext:value-type="float">
            <text:p>9999</text:p>
          </table:table-cell>
          <table:table-cell table:formula="of:=RANK([.L9];[.$L$5:.$L$14];1)" office:value-type="float" office:value="5" calcext:value-type="float">
            <text:p>5</text:p>
          </table:table-cell>
          <table:table-cell table:formula="of:=[.L9]+0.00001*ROW()" office:value-type="float" office:value="9999.00009" calcext:value-type="float">
            <text:p>9999,00009</text:p>
          </table:table-cell>
          <table:table-cell table:formula="of:=RANK([.N9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0]=&quot;&quot;;9999;SUM([.B10:.K10])-MAX([.B10:.K10])-MIN([.B10:.K10]))" office:value-type="float" office:value="9999" calcext:value-type="float">
            <text:p>9999</text:p>
          </table:table-cell>
          <table:table-cell table:formula="of:=RANK([.L10];[.$L$5:.$L$14];1)" office:value-type="float" office:value="5" calcext:value-type="float">
            <text:p>5</text:p>
          </table:table-cell>
          <table:table-cell table:formula="of:=[.L10]+0.00001*ROW()" office:value-type="float" office:value="9999.0001" calcext:value-type="float">
            <text:p>999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1]=&quot;&quot;;9999;SUM([.B11:.K11])-MAX([.B11:.K11])-MIN([.B11:.K11]))" office:value-type="float" office:value="9999" calcext:value-type="float">
            <text:p>9999</text:p>
          </table:table-cell>
          <table:table-cell table:formula="of:=RANK([.L11];[.$L$5:.$L$14];1)" office:value-type="float" office:value="5" calcext:value-type="float">
            <text:p>5</text:p>
          </table:table-cell>
          <table:table-cell table:formula="of:=[.L11]+0.00001*ROW()" office:value-type="float" office:value="9999.00011" calcext:value-type="float">
            <text:p>9999,00011</text:p>
          </table:table-cell>
          <table:table-cell table:formula="of:=RANK([.N11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2]=&quot;&quot;;9999;SUM([.B12:.K12])-MAX([.B12:.K12])-MIN([.B12:.K12]))" office:value-type="float" office:value="9999" calcext:value-type="float">
            <text:p>9999</text:p>
          </table:table-cell>
          <table:table-cell table:formula="of:=RANK([.L12];[.$L$5:.$L$14];1)" office:value-type="float" office:value="5" calcext:value-type="float">
            <text:p>5</text:p>
          </table:table-cell>
          <table:table-cell table:formula="of:=[.L12]+0.00001*ROW()" office:value-type="float" office:value="9999.00012" calcext:value-type="float">
            <text:p>9999,00012</text:p>
          </table:table-cell>
          <table:table-cell table:formula="of:=RANK([.N12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3]=&quot;&quot;;9999;SUM([.B13:.K13])-MAX([.B13:.K13])-MIN([.B13:.K13]))" office:value-type="float" office:value="9999" calcext:value-type="float">
            <text:p>9999</text:p>
          </table:table-cell>
          <table:table-cell table:formula="of:=RANK([.L13];[.$L$5:.$L$14];1)" office:value-type="float" office:value="5" calcext:value-type="float">
            <text:p>5</text:p>
          </table:table-cell>
          <table:table-cell table:formula="of:=[.L13]+0.00001*ROW()" office:value-type="float" office:value="9999.00013" calcext:value-type="float">
            <text:p>9999,00013</text:p>
          </table:table-cell>
          <table:table-cell table:formula="of:=RANK([.N13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4]=&quot;&quot;;9999;SUM([.B14:.K14])-MAX([.B14:.K14])-MIN([.B14:.K14]))" office:value-type="float" office:value="9999" calcext:value-type="float">
            <text:p>9999</text:p>
          </table:table-cell>
          <table:table-cell table:formula="of:=RANK([.L14];[.$L$5:.$L$14];1)" office:value-type="float" office:value="5" calcext:value-type="float">
            <text:p>5</text:p>
          </table:table-cell>
          <table:table-cell table:formula="of:=[.L14]+0.00001*ROW()" office:value-type="float" office:value="9999.00014" calcext:value-type="float">
            <text:p>9999,00014</text:p>
          </table:table-cell>
          <table:table-cell table:formula="of:=RANK([.N14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7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6" table:number-rows-repeated="8">
          <table:table-cell table:style-name="ce6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put.B5:input.K14">
            <calcext:condition calcext:apply-style-name="notset" calcext:value="formula-is(IF(OR([.B$3]=&quot;&quot;;[.$A5]=&quot;&quot;)))" calcext:base-cell-address="input.B5"/>
          </calcext:conditional-format>
          <calcext:conditional-format calcext:target-range-address="input.B5:input.K14">
            <calcext:condition calcext:apply-style-name="invalid" calcext:value="formula-is(IF(OR([.B5]&lt;1;[.B5]&gt;10)))" calcext:base-cell-address="input.B5"/>
          </calcext:conditional-format>
          <calcext:conditional-format calcext:target-range-address="input.B5:input.K14">
            <calcext:condition calcext:apply-style-name="invalid" calcext:value="formula-is(IF(NOT(ISNUMBER([.B5]))))" calcext:base-cell-address="input.B5"/>
          </calcext:conditional-format>
        </calcext:conditional-formats>
      </table:table>
      <table:table table:name="print" table:style-name="ta1">
        <office:forms form:automatic-focus="false" form:apply-design-mode="false"/>
        <table:table-column table:style-name="co8" table:visibility="collapse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ce27"/>
        <table:table-column table:style-name="co14" table:number-columns-repeated="10" table:default-cell-style-name="ce27"/>
        <table:table-column table:style-name="co13" table:default-cell-style-name="Default"/>
        <table:table-row table:style-name="ro8">
          <table:table-cell table:style-name="ce14"/>
          <table:table-cell table:style-name="ce16" office:value-type="string" calcext:value-type="string" table:number-columns-spanned="4" table:number-rows-spanned="1">
            <text:p>X-Style Results</text:p>
          </table:table-cell>
          <table:covered-table-cell table:number-columns-repeated="3" table:style-name="ce21"/>
          <table:table-cell table:style-name="ce26" office:value-type="string" calcext:value-type="string" table:number-columns-spanned="1" table:number-rows-spanned="3">
            <text:p>Placing Points</text:p>
          </table:table-cell>
          <table:table-cell table:style-name="ce26" table:formula="of:=IF([$input.B$3]=&quot;&quot;;&quot;&quot;;CONCATENATE(&quot;Judge &quot;;COLUMN()-6))" office:value-type="string" office:string-value="Judge 1" calcext:value-type="string" table:number-columns-spanned="1" table:number-rows-spanned="3">
            <text:p>Judge 1</text:p>
          </table:table-cell>
          <table:table-cell table:style-name="ce26" table:formula="of:=IF([$input.C$3]=&quot;&quot;;&quot;&quot;;CONCATENATE(&quot;Judge &quot;;COLUMN()-6))" office:value-type="string" office:string-value="Judge 2" calcext:value-type="string" table:number-columns-spanned="1" table:number-rows-spanned="3">
            <text:p>Judge 2</text:p>
          </table:table-cell>
          <table:table-cell table:style-name="ce26" table:formula="of:=IF([$input.D$3]=&quot;&quot;;&quot;&quot;;CONCATENATE(&quot;Judge &quot;;COLUMN()-6))" office:value-type="string" office:string-value="Judge 3" calcext:value-type="string" table:number-columns-spanned="1" table:number-rows-spanned="3">
            <text:p>Judge 3</text:p>
          </table:table-cell>
          <table:table-cell table:style-name="ce26" table:formula="of:=IF([$input.E$3]=&quot;&quot;;&quot;&quot;;CONCATENATE(&quot;Judge &quot;;COLUMN()-6))" office:value-type="string" office:string-value="Judge 4" calcext:value-type="string" table:number-columns-spanned="1" table:number-rows-spanned="3">
            <text:p>Judge 4</text:p>
          </table:table-cell>
          <table:table-cell table:style-name="ce26" table:formula="of:=IF([$input.F$3]=&quot;&quot;;&quot;&quot;;CONCATENATE(&quot;Judge &quot;;COLUMN()-6))" office:value-type="string" office:string-value="Judge 5" calcext:value-type="string" table:number-columns-spanned="1" table:number-rows-spanned="3">
            <text:p>Judge 5</text:p>
          </table:table-cell>
          <table:table-cell table:style-name="ce26" table:formula="of:=IF([$input.G$3]=&quot;&quot;;&quot;&quot;;CONCATENATE(&quot;Judge &quot;;COLUMN()-6))" table:number-columns-spanned="1" table:number-rows-spanned="3">
            <text:p/>
          </table:table-cell>
          <table:table-cell table:style-name="ce26" table:formula="of:=IF([$input.H$3]=&quot;&quot;;&quot;&quot;;CONCATENATE(&quot;Judge &quot;;COLUMN()-6))" table:number-columns-spanned="1" table:number-rows-spanned="3">
            <text:p/>
          </table:table-cell>
          <table:table-cell table:style-name="ce26" table:formula="of:=IF([$input.I$3]=&quot;&quot;;&quot;&quot;;CONCATENATE(&quot;Judge &quot;;COLUMN()-6))" table:number-columns-spanned="1" table:number-rows-spanned="3">
            <text:p/>
          </table:table-cell>
          <table:table-cell table:style-name="ce26" table:formula="of:=IF([$input.J$3]=&quot;&quot;;&quot;&quot;;CONCATENATE(&quot;Judge &quot;;COLUMN()-6))" table:number-columns-spanned="1" table:number-rows-spanned="3">
            <text:p/>
          </table:table-cell>
          <table:table-cell table:style-name="ce26" table:formula="of:=IF([$input.K$3]=&quot;&quot;;&quot;&quot;;CONCATENATE(&quot;Judge &quot;;COLUMN()-6))" table:number-columns-spanned="1" table:number-rows-spanned="3">
            <text:p/>
          </table:table-cell>
          <table:table-cell/>
        </table:table-row>
        <table:table-row table:style-name="ro6">
          <table:table-cell table:style-name="ce14"/>
          <table:table-cell table:style-name="ce17" table:formula="of:=[$input.$B$1]" office:value-type="string" office:string-value="Female Round 1" calcext:value-type="string" table:number-columns-spanned="4" table:number-rows-spanned="1">
            <text:p>Female Round 1</text:p>
          </table:table-cell>
          <table:covered-table-cell table:number-columns-repeated="2" table:style-name="ce14"/>
          <table:covered-table-cell table:style-name="ce22"/>
          <table:covered-table-cell/>
          <table:covered-table-cell table:style-name="ce29"/>
          <table:covered-table-cell table:number-columns-repeated="8" table:style-name="ce32"/>
          <table:covered-table-cell table:style-name="ce29"/>
          <table:table-cell/>
        </table:table-row>
        <table:table-row table:style-name="ro9">
          <table:table-cell/>
          <table:table-cell table:style-name="ce18"/>
          <table:table-cell table:style-name="ce22" table:number-columns-repeated="3"/>
          <table:covered-table-cell/>
          <table:covered-table-cell table:number-columns-repeated="10" table:style-name="ce30"/>
          <table:table-cell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9" table:formula="of:=IF(INDEX([$input.$A$5:$input.$A$14];MATCH([.$A4];[$input.$O$5:$input.$O$14];0))=&quot;&quot;;&quot;&quot;;INDEX([$input.$M$5:$input.$M$14];MATCH([.$A4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4];[$input.$O$5:$input.$O$14];0))" office:value-type="string" office:string-value="Rider 1" calcext:value-type="string">
            <text:p>Rider 1</text:p>
          </table:table-cell>
          <table:table-cell table:style-name="ce25" table:formula="of:=IF([.$D4]=&quot;&quot;;&quot;&quot;;[.$D4])" office:value-type="string" office:string-value="Rider 1" calcext:value-type="string">
            <text:p>Rider 1</text:p>
          </table:table-cell>
          <table:table-cell table:style-name="ce28" table:formula="of:==IF([$input.L$3]=&quot;&quot;;&quot;&quot;;IF([.$D4]=&quot;&quot;;&quot;&quot;;INDEX([$input.L$5:$input.L$14];MATCH([.$A4];[$input.$O$5:$input.$O$14];0))))" office:value-type="float" office:value="5" calcext:value-type="float">
            <text:p>5</text:p>
          </table:table-cell>
          <table:table-cell table:style-name="ce31" table:formula="of:==IF([$input.B$3]=&quot;&quot;;&quot;&quot;;IF([.$D4]=&quot;&quot;;&quot;&quot;;INDEX([$input.B$5:$input.B$14];MATCH([.$A4];[$input.$O$5:$input.$O$14];0))))" office:value-type="float" office:value="1" calcext:value-type="float">
            <text:p>1</text:p>
          </table:table-cell>
          <table:table-cell table:style-name="ce31" table:formula="of:==IF([$input.C$3]=&quot;&quot;;&quot;&quot;;IF([.$D4]=&quot;&quot;;&quot;&quot;;INDEX([$input.C$5:$input.C$14];MATCH([.$A4];[$input.$O$5:$input.$O$14];0))))" office:value-type="float" office:value="2" calcext:value-type="float">
            <text:p>2</text:p>
          </table:table-cell>
          <table:table-cell table:style-name="ce31" table:formula="of:==IF([$input.D$3]=&quot;&quot;;&quot;&quot;;IF([.$D4]=&quot;&quot;;&quot;&quot;;INDEX([$input.D$5:$input.D$14];MATCH([.$A4];[$input.$O$5:$input.$O$14];0))))" office:value-type="float" office:value="2" calcext:value-type="float">
            <text:p>2</text:p>
          </table:table-cell>
          <table:table-cell table:style-name="ce31" table:formula="of:==IF([$input.E$3]=&quot;&quot;;&quot;&quot;;IF([.$D4]=&quot;&quot;;&quot;&quot;;INDEX([$input.E$5:$input.E$14];MATCH([.$A4];[$input.$O$5:$input.$O$14];0))))" office:value-type="float" office:value="1" calcext:value-type="float">
            <text:p>1</text:p>
          </table:table-cell>
          <table:table-cell table:style-name="ce31" table:formula="of:==IF([$input.F$3]=&quot;&quot;;&quot;&quot;;IF([.$D4]=&quot;&quot;;&quot;&quot;;INDEX([$input.F$5:$input.F$14];MATCH([.$A4];[$input.$O$5:$input.$O$14];0))))" office:value-type="float" office:value="4" calcext:value-type="float">
            <text:p>4</text:p>
          </table:table-cell>
          <table:table-cell table:style-name="ce31" table:formula="of:==IF([$input.G$3]=&quot;&quot;;&quot;&quot;;IF([.$D4]=&quot;&quot;;&quot;&quot;;INDEX([$input.G$5:$input.G$14];MATCH([.$A4];[$input.$O$5:$input.$O$14];0))))">
            <text:p/>
          </table:table-cell>
          <table:table-cell table:style-name="ce31" table:formula="of:==IF([$input.H$3]=&quot;&quot;;&quot;&quot;;IF([.$D4]=&quot;&quot;;&quot;&quot;;INDEX([$input.H$5:$input.H$14];MATCH([.$A4];[$input.$O$5:$input.$O$14];0))))">
            <text:p/>
          </table:table-cell>
          <table:table-cell table:style-name="ce31" table:formula="of:==IF([$input.I$3]=&quot;&quot;;&quot;&quot;;IF([.$D4]=&quot;&quot;;&quot;&quot;;INDEX([$input.I$5:$input.I$14];MATCH([.$A4];[$input.$O$5:$input.$O$14];0))))">
            <text:p/>
          </table:table-cell>
          <table:table-cell table:style-name="ce31" table:formula="of:==IF([$input.J$3]=&quot;&quot;;&quot;&quot;;IF([.$D4]=&quot;&quot;;&quot;&quot;;INDEX([$input.J$5:$input.J$14];MATCH([.$A4];[$input.$O$5:$input.$O$14];0))))">
            <text:p/>
          </table:table-cell>
          <table:table-cell table:style-name="ce31" table:formula="of:==IF([$input.K$3]=&quot;&quot;;&quot;&quot;;IF([.$D4]=&quot;&quot;;&quot;&quot;;INDEX([$input.K$5:$input.K$14];MATCH([.$A4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9" table:formula="of:=IF(INDEX([$input.$A$5:$input.$A$14];MATCH([.$A5];[$input.$O$5:$input.$O$14];0))=&quot;&quot;;&quot;&quot;;INDEX([$input.$M$5:$input.$M$14];MATCH([.$A5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5];[$input.$O$5:$input.$O$14];0))" office:value-type="string" office:string-value="Rider 2" calcext:value-type="string">
            <text:p>Rider 2</text:p>
          </table:table-cell>
          <table:table-cell table:style-name="ce25" table:formula="of:=IF([.$D5]=&quot;&quot;;&quot;&quot;;[.$D5])" office:value-type="string" office:string-value="Rider 2" calcext:value-type="string">
            <text:p>Rider 2</text:p>
          </table:table-cell>
          <table:table-cell table:style-name="ce28" table:formula="of:==IF([$input.L$3]=&quot;&quot;;&quot;&quot;;IF([.$D5]=&quot;&quot;;&quot;&quot;;INDEX([$input.L$5:$input.L$14];MATCH([.$A5];[$input.$O$5:$input.$O$14];0))))" office:value-type="float" office:value="5" calcext:value-type="float">
            <text:p>5</text:p>
          </table:table-cell>
          <table:table-cell table:style-name="ce31" table:formula="of:==IF([$input.B$3]=&quot;&quot;;&quot;&quot;;IF([.$D5]=&quot;&quot;;&quot;&quot;;INDEX([$input.B$5:$input.B$14];MATCH([.$A5];[$input.$O$5:$input.$O$14];0))))" office:value-type="float" office:value="2" calcext:value-type="float">
            <text:p>2</text:p>
          </table:table-cell>
          <table:table-cell table:style-name="ce31" table:formula="of:==IF([$input.C$3]=&quot;&quot;;&quot;&quot;;IF([.$D5]=&quot;&quot;;&quot;&quot;;INDEX([$input.C$5:$input.C$14];MATCH([.$A5];[$input.$O$5:$input.$O$14];0))))" office:value-type="float" office:value="1" calcext:value-type="float">
            <text:p>1</text:p>
          </table:table-cell>
          <table:table-cell table:style-name="ce31" table:formula="of:==IF([$input.D$3]=&quot;&quot;;&quot;&quot;;IF([.$D5]=&quot;&quot;;&quot;&quot;;INDEX([$input.D$5:$input.D$14];MATCH([.$A5];[$input.$O$5:$input.$O$14];0))))" office:value-type="float" office:value="1" calcext:value-type="float">
            <text:p>1</text:p>
          </table:table-cell>
          <table:table-cell table:style-name="ce31" table:formula="of:==IF([$input.E$3]=&quot;&quot;;&quot;&quot;;IF([.$D5]=&quot;&quot;;&quot;&quot;;INDEX([$input.E$5:$input.E$14];MATCH([.$A5];[$input.$O$5:$input.$O$14];0))))" office:value-type="float" office:value="2" calcext:value-type="float">
            <text:p>2</text:p>
          </table:table-cell>
          <table:table-cell table:style-name="ce31" table:formula="of:==IF([$input.F$3]=&quot;&quot;;&quot;&quot;;IF([.$D5]=&quot;&quot;;&quot;&quot;;INDEX([$input.F$5:$input.F$14];MATCH([.$A5];[$input.$O$5:$input.$O$14];0))))" office:value-type="float" office:value="2" calcext:value-type="float">
            <text:p>2</text:p>
          </table:table-cell>
          <table:table-cell table:style-name="ce31" table:formula="of:==IF([$input.G$3]=&quot;&quot;;&quot;&quot;;IF([.$D5]=&quot;&quot;;&quot;&quot;;INDEX([$input.G$5:$input.G$14];MATCH([.$A5];[$input.$O$5:$input.$O$14];0))))">
            <text:p/>
          </table:table-cell>
          <table:table-cell table:style-name="ce31" table:formula="of:==IF([$input.H$3]=&quot;&quot;;&quot;&quot;;IF([.$D5]=&quot;&quot;;&quot;&quot;;INDEX([$input.H$5:$input.H$14];MATCH([.$A5];[$input.$O$5:$input.$O$14];0))))">
            <text:p/>
          </table:table-cell>
          <table:table-cell table:style-name="ce31" table:formula="of:==IF([$input.I$3]=&quot;&quot;;&quot;&quot;;IF([.$D5]=&quot;&quot;;&quot;&quot;;INDEX([$input.I$5:$input.I$14];MATCH([.$A5];[$input.$O$5:$input.$O$14];0))))">
            <text:p/>
          </table:table-cell>
          <table:table-cell table:style-name="ce31" table:formula="of:==IF([$input.J$3]=&quot;&quot;;&quot;&quot;;IF([.$D5]=&quot;&quot;;&quot;&quot;;INDEX([$input.J$5:$input.J$14];MATCH([.$A5];[$input.$O$5:$input.$O$14];0))))">
            <text:p/>
          </table:table-cell>
          <table:table-cell table:style-name="ce31" table:formula="of:==IF([$input.K$3]=&quot;&quot;;&quot;&quot;;IF([.$D5]=&quot;&quot;;&quot;&quot;;INDEX([$input.K$5:$input.K$14];MATCH([.$A5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19" table:formula="of:=IF(INDEX([$input.$A$5:$input.$A$14];MATCH([.$A6];[$input.$O$5:$input.$O$14];0))=&quot;&quot;;&quot;&quot;;INDEX([$input.$M$5:$input.$M$14];MATCH([.$A6];[$input.$O$5:$input.$O$14];0)))" office:value-type="float" office:value="3" calcext:value-type="float">
            <text:p>3</text:p>
          </table:table-cell>
          <table:table-cell table:style-name="ce23"/>
          <table:table-cell table:formula="of:=INDEX([$input.$A$5:$input.$A$14];MATCH([.$A6];[$input.$O$5:$input.$O$14];0))" office:value-type="string" office:string-value="Rider 3" calcext:value-type="string">
            <text:p>Rider 3</text:p>
          </table:table-cell>
          <table:table-cell table:style-name="ce25" table:formula="of:=IF([.$D6]=&quot;&quot;;&quot;&quot;;[.$D6])" office:value-type="string" office:string-value="Rider 3" calcext:value-type="string">
            <text:p>Rider 3</text:p>
          </table:table-cell>
          <table:table-cell table:style-name="ce28" table:formula="of:==IF([$input.L$3]=&quot;&quot;;&quot;&quot;;IF([.$D6]=&quot;&quot;;&quot;&quot;;INDEX([$input.L$5:$input.L$14];MATCH([.$A6];[$input.$O$5:$input.$O$14];0))))" office:value-type="float" office:value="9" calcext:value-type="float">
            <text:p>9</text:p>
          </table:table-cell>
          <table:table-cell table:style-name="ce31" table:formula="of:==IF([$input.B$3]=&quot;&quot;;&quot;&quot;;IF([.$D6]=&quot;&quot;;&quot;&quot;;INDEX([$input.B$5:$input.B$14];MATCH([.$A6];[$input.$O$5:$input.$O$14];0))))" office:value-type="float" office:value="3" calcext:value-type="float">
            <text:p>3</text:p>
          </table:table-cell>
          <table:table-cell table:style-name="ce31" table:formula="of:==IF([$input.C$3]=&quot;&quot;;&quot;&quot;;IF([.$D6]=&quot;&quot;;&quot;&quot;;INDEX([$input.C$5:$input.C$14];MATCH([.$A6];[$input.$O$5:$input.$O$14];0))))" office:value-type="float" office:value="3" calcext:value-type="float">
            <text:p>3</text:p>
          </table:table-cell>
          <table:table-cell table:style-name="ce31" table:formula="of:==IF([$input.D$3]=&quot;&quot;;&quot;&quot;;IF([.$D6]=&quot;&quot;;&quot;&quot;;INDEX([$input.D$5:$input.D$14];MATCH([.$A6];[$input.$O$5:$input.$O$14];0))))" office:value-type="float" office:value="3" calcext:value-type="float">
            <text:p>3</text:p>
          </table:table-cell>
          <table:table-cell table:style-name="ce31" table:formula="of:==IF([$input.E$3]=&quot;&quot;;&quot;&quot;;IF([.$D6]=&quot;&quot;;&quot;&quot;;INDEX([$input.E$5:$input.E$14];MATCH([.$A6];[$input.$O$5:$input.$O$14];0))))" office:value-type="float" office:value="3" calcext:value-type="float">
            <text:p>3</text:p>
          </table:table-cell>
          <table:table-cell table:style-name="ce31" table:formula="of:==IF([$input.F$3]=&quot;&quot;;&quot;&quot;;IF([.$D6]=&quot;&quot;;&quot;&quot;;INDEX([$input.F$5:$input.F$14];MATCH([.$A6];[$input.$O$5:$input.$O$14];0))))" office:value-type="float" office:value="3" calcext:value-type="float">
            <text:p>3</text:p>
          </table:table-cell>
          <table:table-cell table:style-name="ce31" table:formula="of:==IF([$input.G$3]=&quot;&quot;;&quot;&quot;;IF([.$D6]=&quot;&quot;;&quot;&quot;;INDEX([$input.G$5:$input.G$14];MATCH([.$A6];[$input.$O$5:$input.$O$14];0))))">
            <text:p/>
          </table:table-cell>
          <table:table-cell table:style-name="ce31" table:formula="of:==IF([$input.H$3]=&quot;&quot;;&quot;&quot;;IF([.$D6]=&quot;&quot;;&quot;&quot;;INDEX([$input.H$5:$input.H$14];MATCH([.$A6];[$input.$O$5:$input.$O$14];0))))">
            <text:p/>
          </table:table-cell>
          <table:table-cell table:style-name="ce31" table:formula="of:==IF([$input.I$3]=&quot;&quot;;&quot;&quot;;IF([.$D6]=&quot;&quot;;&quot;&quot;;INDEX([$input.I$5:$input.I$14];MATCH([.$A6];[$input.$O$5:$input.$O$14];0))))">
            <text:p/>
          </table:table-cell>
          <table:table-cell table:style-name="ce31" table:formula="of:==IF([$input.J$3]=&quot;&quot;;&quot;&quot;;IF([.$D6]=&quot;&quot;;&quot;&quot;;INDEX([$input.J$5:$input.J$14];MATCH([.$A6];[$input.$O$5:$input.$O$14];0))))">
            <text:p/>
          </table:table-cell>
          <table:table-cell table:style-name="ce31" table:formula="of:==IF([$input.K$3]=&quot;&quot;;&quot;&quot;;IF([.$D6]=&quot;&quot;;&quot;&quot;;INDEX([$input.K$5:$input.K$14];MATCH([.$A6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9" table:formula="of:=IF(INDEX([$input.$A$5:$input.$A$14];MATCH([.$A7];[$input.$O$5:$input.$O$14];0))=&quot;&quot;;&quot;&quot;;INDEX([$input.$M$5:$input.$M$14];MATCH([.$A7];[$input.$O$5:$input.$O$14];0)))" office:value-type="float" office:value="4" calcext:value-type="float">
            <text:p>4</text:p>
          </table:table-cell>
          <table:table-cell table:style-name="ce23"/>
          <table:table-cell table:formula="of:=INDEX([$input.$A$5:$input.$A$14];MATCH([.$A7];[$input.$O$5:$input.$O$14];0))" office:value-type="string" office:string-value="Rider 4" calcext:value-type="string">
            <text:p>Rider 4</text:p>
          </table:table-cell>
          <table:table-cell table:style-name="ce25" table:formula="of:=IF([.$D7]=&quot;&quot;;&quot;&quot;;[.$D7])" office:value-type="string" office:string-value="Rider 4" calcext:value-type="string">
            <text:p>Rider 4</text:p>
          </table:table-cell>
          <table:table-cell table:style-name="ce28" table:formula="of:==IF([$input.L$3]=&quot;&quot;;&quot;&quot;;IF([.$D7]=&quot;&quot;;&quot;&quot;;INDEX([$input.L$5:$input.L$14];MATCH([.$A7];[$input.$O$5:$input.$O$14];0))))" office:value-type="float" office:value="12" calcext:value-type="float">
            <text:p>12</text:p>
          </table:table-cell>
          <table:table-cell table:style-name="ce31" table:formula="of:==IF([$input.B$3]=&quot;&quot;;&quot;&quot;;IF([.$D7]=&quot;&quot;;&quot;&quot;;INDEX([$input.B$5:$input.B$14];MATCH([.$A7];[$input.$O$5:$input.$O$14];0))))" office:value-type="float" office:value="4" calcext:value-type="float">
            <text:p>4</text:p>
          </table:table-cell>
          <table:table-cell table:style-name="ce31" table:formula="of:==IF([$input.C$3]=&quot;&quot;;&quot;&quot;;IF([.$D7]=&quot;&quot;;&quot;&quot;;INDEX([$input.C$5:$input.C$14];MATCH([.$A7];[$input.$O$5:$input.$O$14];0))))" office:value-type="float" office:value="4" calcext:value-type="float">
            <text:p>4</text:p>
          </table:table-cell>
          <table:table-cell table:style-name="ce31" table:formula="of:==IF([$input.D$3]=&quot;&quot;;&quot;&quot;;IF([.$D7]=&quot;&quot;;&quot;&quot;;INDEX([$input.D$5:$input.D$14];MATCH([.$A7];[$input.$O$5:$input.$O$14];0))))" office:value-type="float" office:value="4" calcext:value-type="float">
            <text:p>4</text:p>
          </table:table-cell>
          <table:table-cell table:style-name="ce31" table:formula="of:==IF([$input.E$3]=&quot;&quot;;&quot;&quot;;IF([.$D7]=&quot;&quot;;&quot;&quot;;INDEX([$input.E$5:$input.E$14];MATCH([.$A7];[$input.$O$5:$input.$O$14];0))))" office:value-type="float" office:value="4" calcext:value-type="float">
            <text:p>4</text:p>
          </table:table-cell>
          <table:table-cell table:style-name="ce31" table:formula="of:==IF([$input.F$3]=&quot;&quot;;&quot;&quot;;IF([.$D7]=&quot;&quot;;&quot;&quot;;INDEX([$input.F$5:$input.F$14];MATCH([.$A7];[$input.$O$5:$input.$O$14];0))))" office:value-type="float" office:value="1" calcext:value-type="float">
            <text:p>1</text:p>
          </table:table-cell>
          <table:table-cell table:style-name="ce31" table:formula="of:==IF([$input.G$3]=&quot;&quot;;&quot;&quot;;IF([.$D7]=&quot;&quot;;&quot;&quot;;INDEX([$input.G$5:$input.G$14];MATCH([.$A7];[$input.$O$5:$input.$O$14];0))))">
            <text:p/>
          </table:table-cell>
          <table:table-cell table:style-name="ce31" table:formula="of:==IF([$input.H$3]=&quot;&quot;;&quot;&quot;;IF([.$D7]=&quot;&quot;;&quot;&quot;;INDEX([$input.H$5:$input.H$14];MATCH([.$A7];[$input.$O$5:$input.$O$14];0))))">
            <text:p/>
          </table:table-cell>
          <table:table-cell table:style-name="ce31" table:formula="of:==IF([$input.I$3]=&quot;&quot;;&quot;&quot;;IF([.$D7]=&quot;&quot;;&quot;&quot;;INDEX([$input.I$5:$input.I$14];MATCH([.$A7];[$input.$O$5:$input.$O$14];0))))">
            <text:p/>
          </table:table-cell>
          <table:table-cell table:style-name="ce31" table:formula="of:==IF([$input.J$3]=&quot;&quot;;&quot;&quot;;IF([.$D7]=&quot;&quot;;&quot;&quot;;INDEX([$input.J$5:$input.J$14];MATCH([.$A7];[$input.$O$5:$input.$O$14];0))))">
            <text:p/>
          </table:table-cell>
          <table:table-cell table:style-name="ce31" table:formula="of:==IF([$input.K$3]=&quot;&quot;;&quot;&quot;;IF([.$D7]=&quot;&quot;;&quot;&quot;;INDEX([$input.K$5:$input.K$14];MATCH([.$A7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5" calcext:value-type="float">
            <text:p>5</text:p>
          </table:table-cell>
          <table:table-cell table:style-name="ce19" table:formula="of:=IF(INDEX([$input.$A$5:$input.$A$14];MATCH([.$A8];[$input.$O$5:$input.$O$14];0))=&quot;&quot;;&quot;&quot;;INDEX([$input.$M$5:$input.$M$14];MATCH([.$A8];[$input.$O$5:$input.$O$14];0)))">
            <text:p/>
          </table:table-cell>
          <table:table-cell table:style-name="ce23"/>
          <table:table-cell table:formula="of:=INDEX([$input.$A$5:$input.$A$14];MATCH([.$A8];[$input.$O$5:$input.$O$14];0))" office:value-type="float" office:value="0" calcext:value-type="float">
            <text:p>0</text:p>
          </table:table-cell>
          <table:table-cell table:style-name="ce25" table:formula="of:=IF([.$D8]=&quot;&quot;;&quot;&quot;;[.$D8])">
            <text:p/>
          </table:table-cell>
          <table:table-cell table:style-name="ce28" table:formula="of:==IF([$input.L$3]=&quot;&quot;;&quot;&quot;;IF([.$D8]=&quot;&quot;;&quot;&quot;;INDEX([$input.L$5:$input.L$14];MATCH([.$A8];[$input.$O$5:$input.$O$14];0))))">
            <text:p/>
          </table:table-cell>
          <table:table-cell table:style-name="ce31" table:formula="of:==IF([$input.B$3]=&quot;&quot;;&quot;&quot;;IF([.$D8]=&quot;&quot;;&quot;&quot;;INDEX([$input.B$5:$input.B$14];MATCH([.$A8];[$input.$O$5:$input.$O$14];0))))">
            <text:p/>
          </table:table-cell>
          <table:table-cell table:style-name="ce31" table:formula="of:==IF([$input.C$3]=&quot;&quot;;&quot;&quot;;IF([.$D8]=&quot;&quot;;&quot;&quot;;INDEX([$input.C$5:$input.C$14];MATCH([.$A8];[$input.$O$5:$input.$O$14];0))))">
            <text:p/>
          </table:table-cell>
          <table:table-cell table:style-name="ce31" table:formula="of:==IF([$input.D$3]=&quot;&quot;;&quot;&quot;;IF([.$D8]=&quot;&quot;;&quot;&quot;;INDEX([$input.D$5:$input.D$14];MATCH([.$A8];[$input.$O$5:$input.$O$14];0))))">
            <text:p/>
          </table:table-cell>
          <table:table-cell table:style-name="ce31" table:formula="of:==IF([$input.E$3]=&quot;&quot;;&quot;&quot;;IF([.$D8]=&quot;&quot;;&quot;&quot;;INDEX([$input.E$5:$input.E$14];MATCH([.$A8];[$input.$O$5:$input.$O$14];0))))">
            <text:p/>
          </table:table-cell>
          <table:table-cell table:style-name="ce31" table:formula="of:==IF([$input.F$3]=&quot;&quot;;&quot;&quot;;IF([.$D8]=&quot;&quot;;&quot;&quot;;INDEX([$input.F$5:$input.F$14];MATCH([.$A8];[$input.$O$5:$input.$O$14];0))))">
            <text:p/>
          </table:table-cell>
          <table:table-cell table:style-name="ce31" table:formula="of:==IF([$input.G$3]=&quot;&quot;;&quot;&quot;;IF([.$D8]=&quot;&quot;;&quot;&quot;;INDEX([$input.G$5:$input.G$14];MATCH([.$A8];[$input.$O$5:$input.$O$14];0))))">
            <text:p/>
          </table:table-cell>
          <table:table-cell table:style-name="ce31" table:formula="of:==IF([$input.H$3]=&quot;&quot;;&quot;&quot;;IF([.$D8]=&quot;&quot;;&quot;&quot;;INDEX([$input.H$5:$input.H$14];MATCH([.$A8];[$input.$O$5:$input.$O$14];0))))">
            <text:p/>
          </table:table-cell>
          <table:table-cell table:style-name="ce31" table:formula="of:==IF([$input.I$3]=&quot;&quot;;&quot;&quot;;IF([.$D8]=&quot;&quot;;&quot;&quot;;INDEX([$input.I$5:$input.I$14];MATCH([.$A8];[$input.$O$5:$input.$O$14];0))))">
            <text:p/>
          </table:table-cell>
          <table:table-cell table:style-name="ce31" table:formula="of:==IF([$input.J$3]=&quot;&quot;;&quot;&quot;;IF([.$D8]=&quot;&quot;;&quot;&quot;;INDEX([$input.J$5:$input.J$14];MATCH([.$A8];[$input.$O$5:$input.$O$14];0))))">
            <text:p/>
          </table:table-cell>
          <table:table-cell table:style-name="ce31" table:formula="of:==IF([$input.K$3]=&quot;&quot;;&quot;&quot;;IF([.$D8]=&quot;&quot;;&quot;&quot;;INDEX([$input.K$5:$input.K$14];MATCH([.$A8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9" table:formula="of:=IF(INDEX([$input.$A$5:$input.$A$14];MATCH([.$A9];[$input.$O$5:$input.$O$14];0))=&quot;&quot;;&quot;&quot;;INDEX([$input.$M$5:$input.$M$14];MATCH([.$A9];[$input.$O$5:$input.$O$14];0)))">
            <text:p/>
          </table:table-cell>
          <table:table-cell table:style-name="ce23"/>
          <table:table-cell table:formula="of:=INDEX([$input.$A$5:$input.$A$14];MATCH([.$A9];[$input.$O$5:$input.$O$14];0))" office:value-type="float" office:value="0" calcext:value-type="float">
            <text:p>0</text:p>
          </table:table-cell>
          <table:table-cell table:style-name="ce25" table:formula="of:=IF([.$D9]=&quot;&quot;;&quot;&quot;;[.$D9])">
            <text:p/>
          </table:table-cell>
          <table:table-cell table:style-name="ce28" table:formula="of:==IF([$input.L$3]=&quot;&quot;;&quot;&quot;;IF([.$D9]=&quot;&quot;;&quot;&quot;;INDEX([$input.L$5:$input.L$14];MATCH([.$A9];[$input.$O$5:$input.$O$14];0))))">
            <text:p/>
          </table:table-cell>
          <table:table-cell table:style-name="ce31" table:formula="of:==IF([$input.B$3]=&quot;&quot;;&quot;&quot;;IF([.$D9]=&quot;&quot;;&quot;&quot;;INDEX([$input.B$5:$input.B$14];MATCH([.$A9];[$input.$O$5:$input.$O$14];0))))">
            <text:p/>
          </table:table-cell>
          <table:table-cell table:style-name="ce31" table:formula="of:==IF([$input.C$3]=&quot;&quot;;&quot;&quot;;IF([.$D9]=&quot;&quot;;&quot;&quot;;INDEX([$input.C$5:$input.C$14];MATCH([.$A9];[$input.$O$5:$input.$O$14];0))))">
            <text:p/>
          </table:table-cell>
          <table:table-cell table:style-name="ce31" table:formula="of:==IF([$input.D$3]=&quot;&quot;;&quot;&quot;;IF([.$D9]=&quot;&quot;;&quot;&quot;;INDEX([$input.D$5:$input.D$14];MATCH([.$A9];[$input.$O$5:$input.$O$14];0))))">
            <text:p/>
          </table:table-cell>
          <table:table-cell table:style-name="ce31" table:formula="of:==IF([$input.E$3]=&quot;&quot;;&quot;&quot;;IF([.$D9]=&quot;&quot;;&quot;&quot;;INDEX([$input.E$5:$input.E$14];MATCH([.$A9];[$input.$O$5:$input.$O$14];0))))">
            <text:p/>
          </table:table-cell>
          <table:table-cell table:style-name="ce31" table:formula="of:==IF([$input.F$3]=&quot;&quot;;&quot;&quot;;IF([.$D9]=&quot;&quot;;&quot;&quot;;INDEX([$input.F$5:$input.F$14];MATCH([.$A9];[$input.$O$5:$input.$O$14];0))))">
            <text:p/>
          </table:table-cell>
          <table:table-cell table:style-name="ce31" table:formula="of:==IF([$input.G$3]=&quot;&quot;;&quot;&quot;;IF([.$D9]=&quot;&quot;;&quot;&quot;;INDEX([$input.G$5:$input.G$14];MATCH([.$A9];[$input.$O$5:$input.$O$14];0))))">
            <text:p/>
          </table:table-cell>
          <table:table-cell table:style-name="ce31" table:formula="of:==IF([$input.H$3]=&quot;&quot;;&quot;&quot;;IF([.$D9]=&quot;&quot;;&quot;&quot;;INDEX([$input.H$5:$input.H$14];MATCH([.$A9];[$input.$O$5:$input.$O$14];0))))">
            <text:p/>
          </table:table-cell>
          <table:table-cell table:style-name="ce31" table:formula="of:==IF([$input.I$3]=&quot;&quot;;&quot;&quot;;IF([.$D9]=&quot;&quot;;&quot;&quot;;INDEX([$input.I$5:$input.I$14];MATCH([.$A9];[$input.$O$5:$input.$O$14];0))))">
            <text:p/>
          </table:table-cell>
          <table:table-cell table:style-name="ce31" table:formula="of:==IF([$input.J$3]=&quot;&quot;;&quot;&quot;;IF([.$D9]=&quot;&quot;;&quot;&quot;;INDEX([$input.J$5:$input.J$14];MATCH([.$A9];[$input.$O$5:$input.$O$14];0))))">
            <text:p/>
          </table:table-cell>
          <table:table-cell table:style-name="ce31" table:formula="of:==IF([$input.K$3]=&quot;&quot;;&quot;&quot;;IF([.$D9]=&quot;&quot;;&quot;&quot;;INDEX([$input.K$5:$input.K$14];MATCH([.$A9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19" table:formula="of:=IF(INDEX([$input.$A$5:$input.$A$14];MATCH([.$A10];[$input.$O$5:$input.$O$14];0))=&quot;&quot;;&quot;&quot;;INDEX([$input.$M$5:$input.$M$14];MATCH([.$A10];[$input.$O$5:$input.$O$14];0)))">
            <text:p/>
          </table:table-cell>
          <table:table-cell table:style-name="ce23"/>
          <table:table-cell table:formula="of:=INDEX([$input.$A$5:$input.$A$14];MATCH([.$A10];[$input.$O$5:$input.$O$14];0))" office:value-type="float" office:value="0" calcext:value-type="float">
            <text:p>0</text:p>
          </table:table-cell>
          <table:table-cell table:style-name="ce25" table:formula="of:=IF([.$D10]=&quot;&quot;;&quot;&quot;;[.$D10])">
            <text:p/>
          </table:table-cell>
          <table:table-cell table:style-name="ce28" table:formula="of:==IF([$input.L$3]=&quot;&quot;;&quot;&quot;;IF([.$D10]=&quot;&quot;;&quot;&quot;;INDEX([$input.L$5:$input.L$14];MATCH([.$A10];[$input.$O$5:$input.$O$14];0))))">
            <text:p/>
          </table:table-cell>
          <table:table-cell table:style-name="ce31" table:formula="of:==IF([$input.B$3]=&quot;&quot;;&quot;&quot;;IF([.$D10]=&quot;&quot;;&quot;&quot;;INDEX([$input.B$5:$input.B$14];MATCH([.$A10];[$input.$O$5:$input.$O$14];0))))">
            <text:p/>
          </table:table-cell>
          <table:table-cell table:style-name="ce31" table:formula="of:==IF([$input.C$3]=&quot;&quot;;&quot;&quot;;IF([.$D10]=&quot;&quot;;&quot;&quot;;INDEX([$input.C$5:$input.C$14];MATCH([.$A10];[$input.$O$5:$input.$O$14];0))))">
            <text:p/>
          </table:table-cell>
          <table:table-cell table:style-name="ce31" table:formula="of:==IF([$input.D$3]=&quot;&quot;;&quot;&quot;;IF([.$D10]=&quot;&quot;;&quot;&quot;;INDEX([$input.D$5:$input.D$14];MATCH([.$A10];[$input.$O$5:$input.$O$14];0))))">
            <text:p/>
          </table:table-cell>
          <table:table-cell table:style-name="ce31" table:formula="of:==IF([$input.E$3]=&quot;&quot;;&quot;&quot;;IF([.$D10]=&quot;&quot;;&quot;&quot;;INDEX([$input.E$5:$input.E$14];MATCH([.$A10];[$input.$O$5:$input.$O$14];0))))">
            <text:p/>
          </table:table-cell>
          <table:table-cell table:style-name="ce31" table:formula="of:==IF([$input.F$3]=&quot;&quot;;&quot;&quot;;IF([.$D10]=&quot;&quot;;&quot;&quot;;INDEX([$input.F$5:$input.F$14];MATCH([.$A10];[$input.$O$5:$input.$O$14];0))))">
            <text:p/>
          </table:table-cell>
          <table:table-cell table:style-name="ce31" table:formula="of:==IF([$input.G$3]=&quot;&quot;;&quot;&quot;;IF([.$D10]=&quot;&quot;;&quot;&quot;;INDEX([$input.G$5:$input.G$14];MATCH([.$A10];[$input.$O$5:$input.$O$14];0))))">
            <text:p/>
          </table:table-cell>
          <table:table-cell table:style-name="ce31" table:formula="of:==IF([$input.H$3]=&quot;&quot;;&quot;&quot;;IF([.$D10]=&quot;&quot;;&quot;&quot;;INDEX([$input.H$5:$input.H$14];MATCH([.$A10];[$input.$O$5:$input.$O$14];0))))">
            <text:p/>
          </table:table-cell>
          <table:table-cell table:style-name="ce31" table:formula="of:==IF([$input.I$3]=&quot;&quot;;&quot;&quot;;IF([.$D10]=&quot;&quot;;&quot;&quot;;INDEX([$input.I$5:$input.I$14];MATCH([.$A10];[$input.$O$5:$input.$O$14];0))))">
            <text:p/>
          </table:table-cell>
          <table:table-cell table:style-name="ce31" table:formula="of:==IF([$input.J$3]=&quot;&quot;;&quot;&quot;;IF([.$D10]=&quot;&quot;;&quot;&quot;;INDEX([$input.J$5:$input.J$14];MATCH([.$A10];[$input.$O$5:$input.$O$14];0))))">
            <text:p/>
          </table:table-cell>
          <table:table-cell table:style-name="ce31" table:formula="of:==IF([$input.K$3]=&quot;&quot;;&quot;&quot;;IF([.$D10]=&quot;&quot;;&quot;&quot;;INDEX([$input.K$5:$input.K$14];MATCH([.$A10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9" table:formula="of:=IF(INDEX([$input.$A$5:$input.$A$14];MATCH([.$A11];[$input.$O$5:$input.$O$14];0))=&quot;&quot;;&quot;&quot;;INDEX([$input.$M$5:$input.$M$14];MATCH([.$A11];[$input.$O$5:$input.$O$14];0)))">
            <text:p/>
          </table:table-cell>
          <table:table-cell table:style-name="ce23"/>
          <table:table-cell table:formula="of:=INDEX([$input.$A$5:$input.$A$14];MATCH([.$A11];[$input.$O$5:$input.$O$14];0))" office:value-type="float" office:value="0" calcext:value-type="float">
            <text:p>0</text:p>
          </table:table-cell>
          <table:table-cell table:style-name="ce25" table:formula="of:=IF([.$D11]=&quot;&quot;;&quot;&quot;;[.$D11])">
            <text:p/>
          </table:table-cell>
          <table:table-cell table:style-name="ce28" table:formula="of:==IF([$input.L$3]=&quot;&quot;;&quot;&quot;;IF([.$D11]=&quot;&quot;;&quot;&quot;;INDEX([$input.L$5:$input.L$14];MATCH([.$A11];[$input.$O$5:$input.$O$14];0))))">
            <text:p/>
          </table:table-cell>
          <table:table-cell table:style-name="ce31" table:formula="of:==IF([$input.B$3]=&quot;&quot;;&quot;&quot;;IF([.$D11]=&quot;&quot;;&quot;&quot;;INDEX([$input.B$5:$input.B$14];MATCH([.$A11];[$input.$O$5:$input.$O$14];0))))">
            <text:p/>
          </table:table-cell>
          <table:table-cell table:style-name="ce31" table:formula="of:==IF([$input.C$3]=&quot;&quot;;&quot;&quot;;IF([.$D11]=&quot;&quot;;&quot;&quot;;INDEX([$input.C$5:$input.C$14];MATCH([.$A11];[$input.$O$5:$input.$O$14];0))))">
            <text:p/>
          </table:table-cell>
          <table:table-cell table:style-name="ce31" table:formula="of:==IF([$input.D$3]=&quot;&quot;;&quot;&quot;;IF([.$D11]=&quot;&quot;;&quot;&quot;;INDEX([$input.D$5:$input.D$14];MATCH([.$A11];[$input.$O$5:$input.$O$14];0))))">
            <text:p/>
          </table:table-cell>
          <table:table-cell table:style-name="ce31" table:formula="of:==IF([$input.E$3]=&quot;&quot;;&quot;&quot;;IF([.$D11]=&quot;&quot;;&quot;&quot;;INDEX([$input.E$5:$input.E$14];MATCH([.$A11];[$input.$O$5:$input.$O$14];0))))">
            <text:p/>
          </table:table-cell>
          <table:table-cell table:style-name="ce31" table:formula="of:==IF([$input.F$3]=&quot;&quot;;&quot;&quot;;IF([.$D11]=&quot;&quot;;&quot;&quot;;INDEX([$input.F$5:$input.F$14];MATCH([.$A11];[$input.$O$5:$input.$O$14];0))))">
            <text:p/>
          </table:table-cell>
          <table:table-cell table:style-name="ce31" table:formula="of:==IF([$input.G$3]=&quot;&quot;;&quot;&quot;;IF([.$D11]=&quot;&quot;;&quot;&quot;;INDEX([$input.G$5:$input.G$14];MATCH([.$A11];[$input.$O$5:$input.$O$14];0))))">
            <text:p/>
          </table:table-cell>
          <table:table-cell table:style-name="ce31" table:formula="of:==IF([$input.H$3]=&quot;&quot;;&quot;&quot;;IF([.$D11]=&quot;&quot;;&quot;&quot;;INDEX([$input.H$5:$input.H$14];MATCH([.$A11];[$input.$O$5:$input.$O$14];0))))">
            <text:p/>
          </table:table-cell>
          <table:table-cell table:style-name="ce31" table:formula="of:==IF([$input.I$3]=&quot;&quot;;&quot;&quot;;IF([.$D11]=&quot;&quot;;&quot;&quot;;INDEX([$input.I$5:$input.I$14];MATCH([.$A11];[$input.$O$5:$input.$O$14];0))))">
            <text:p/>
          </table:table-cell>
          <table:table-cell table:style-name="ce31" table:formula="of:==IF([$input.J$3]=&quot;&quot;;&quot;&quot;;IF([.$D11]=&quot;&quot;;&quot;&quot;;INDEX([$input.J$5:$input.J$14];MATCH([.$A11];[$input.$O$5:$input.$O$14];0))))">
            <text:p/>
          </table:table-cell>
          <table:table-cell table:style-name="ce31" table:formula="of:==IF([$input.K$3]=&quot;&quot;;&quot;&quot;;IF([.$D11]=&quot;&quot;;&quot;&quot;;INDEX([$input.K$5:$input.K$14];MATCH([.$A11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19" table:formula="of:=IF(INDEX([$input.$A$5:$input.$A$14];MATCH([.$A12];[$input.$O$5:$input.$O$14];0))=&quot;&quot;;&quot;&quot;;INDEX([$input.$M$5:$input.$M$14];MATCH([.$A12];[$input.$O$5:$input.$O$14];0)))">
            <text:p/>
          </table:table-cell>
          <table:table-cell table:style-name="ce23"/>
          <table:table-cell table:formula="of:=INDEX([$input.$A$5:$input.$A$14];MATCH([.$A12];[$input.$O$5:$input.$O$14];0))" office:value-type="float" office:value="0" calcext:value-type="float">
            <text:p>0</text:p>
          </table:table-cell>
          <table:table-cell table:style-name="ce25" table:formula="of:=IF([.$D12]=&quot;&quot;;&quot;&quot;;[.$D12])">
            <text:p/>
          </table:table-cell>
          <table:table-cell table:style-name="ce28" table:formula="of:==IF([$input.L$3]=&quot;&quot;;&quot;&quot;;IF([.$D12]=&quot;&quot;;&quot;&quot;;INDEX([$input.L$5:$input.L$14];MATCH([.$A12];[$input.$O$5:$input.$O$14];0))))">
            <text:p/>
          </table:table-cell>
          <table:table-cell table:style-name="ce31" table:formula="of:==IF([$input.B$3]=&quot;&quot;;&quot;&quot;;IF([.$D12]=&quot;&quot;;&quot;&quot;;INDEX([$input.B$5:$input.B$14];MATCH([.$A12];[$input.$O$5:$input.$O$14];0))))">
            <text:p/>
          </table:table-cell>
          <table:table-cell table:style-name="ce31" table:formula="of:==IF([$input.C$3]=&quot;&quot;;&quot;&quot;;IF([.$D12]=&quot;&quot;;&quot;&quot;;INDEX([$input.C$5:$input.C$14];MATCH([.$A12];[$input.$O$5:$input.$O$14];0))))">
            <text:p/>
          </table:table-cell>
          <table:table-cell table:style-name="ce31" table:formula="of:==IF([$input.D$3]=&quot;&quot;;&quot;&quot;;IF([.$D12]=&quot;&quot;;&quot;&quot;;INDEX([$input.D$5:$input.D$14];MATCH([.$A12];[$input.$O$5:$input.$O$14];0))))">
            <text:p/>
          </table:table-cell>
          <table:table-cell table:style-name="ce31" table:formula="of:==IF([$input.E$3]=&quot;&quot;;&quot;&quot;;IF([.$D12]=&quot;&quot;;&quot;&quot;;INDEX([$input.E$5:$input.E$14];MATCH([.$A12];[$input.$O$5:$input.$O$14];0))))">
            <text:p/>
          </table:table-cell>
          <table:table-cell table:style-name="ce31" table:formula="of:==IF([$input.F$3]=&quot;&quot;;&quot;&quot;;IF([.$D12]=&quot;&quot;;&quot;&quot;;INDEX([$input.F$5:$input.F$14];MATCH([.$A12];[$input.$O$5:$input.$O$14];0))))">
            <text:p/>
          </table:table-cell>
          <table:table-cell table:style-name="ce31" table:formula="of:==IF([$input.G$3]=&quot;&quot;;&quot;&quot;;IF([.$D12]=&quot;&quot;;&quot;&quot;;INDEX([$input.G$5:$input.G$14];MATCH([.$A12];[$input.$O$5:$input.$O$14];0))))">
            <text:p/>
          </table:table-cell>
          <table:table-cell table:style-name="ce31" table:formula="of:==IF([$input.H$3]=&quot;&quot;;&quot;&quot;;IF([.$D12]=&quot;&quot;;&quot;&quot;;INDEX([$input.H$5:$input.H$14];MATCH([.$A12];[$input.$O$5:$input.$O$14];0))))">
            <text:p/>
          </table:table-cell>
          <table:table-cell table:style-name="ce31" table:formula="of:==IF([$input.I$3]=&quot;&quot;;&quot;&quot;;IF([.$D12]=&quot;&quot;;&quot;&quot;;INDEX([$input.I$5:$input.I$14];MATCH([.$A12];[$input.$O$5:$input.$O$14];0))))">
            <text:p/>
          </table:table-cell>
          <table:table-cell table:style-name="ce31" table:formula="of:==IF([$input.J$3]=&quot;&quot;;&quot;&quot;;IF([.$D12]=&quot;&quot;;&quot;&quot;;INDEX([$input.J$5:$input.J$14];MATCH([.$A12];[$input.$O$5:$input.$O$14];0))))">
            <text:p/>
          </table:table-cell>
          <table:table-cell table:style-name="ce31" table:formula="of:==IF([$input.K$3]=&quot;&quot;;&quot;&quot;;IF([.$D12]=&quot;&quot;;&quot;&quot;;INDEX([$input.K$5:$input.K$14];MATCH([.$A12];[$input.$O$5:$input.$O$14];0))))">
            <text:p/>
          </table:table-cell>
          <table:table-cell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9" table:formula="of:=IF(INDEX([$input.$A$5:$input.$A$14];MATCH([.$A13];[$input.$O$5:$input.$O$14];0))=&quot;&quot;;&quot;&quot;;INDEX([$input.$M$5:$input.$M$14];MATCH([.$A13];[$input.$O$5:$input.$O$14];0)))">
            <text:p/>
          </table:table-cell>
          <table:table-cell table:style-name="ce24"/>
          <table:table-cell table:style-name="ce22" table:formula="of:=INDEX([$input.$A$5:$input.$A$14];MATCH([.$A13];[$input.$O$5:$input.$O$14];0))" office:value-type="float" office:value="0" calcext:value-type="float">
            <text:p>0</text:p>
          </table:table-cell>
          <table:table-cell table:style-name="ce25" table:formula="of:=IF([.$D13]=&quot;&quot;;&quot;&quot;;[.$D13])">
            <text:p/>
          </table:table-cell>
          <table:table-cell table:style-name="ce28" table:formula="of:==IF([$input.L$3]=&quot;&quot;;&quot;&quot;;IF([.$D13]=&quot;&quot;;&quot;&quot;;INDEX([$input.L$5:$input.L$14];MATCH([.$A13];[$input.$O$5:$input.$O$14];0))))">
            <text:p/>
          </table:table-cell>
          <table:table-cell table:style-name="ce31" table:formula="of:==IF([$input.B$3]=&quot;&quot;;&quot;&quot;;IF([.$D13]=&quot;&quot;;&quot;&quot;;INDEX([$input.B$5:$input.B$14];MATCH([.$A13];[$input.$O$5:$input.$O$14];0))))">
            <text:p/>
          </table:table-cell>
          <table:table-cell table:style-name="ce31" table:formula="of:==IF([$input.C$3]=&quot;&quot;;&quot;&quot;;IF([.$D13]=&quot;&quot;;&quot;&quot;;INDEX([$input.C$5:$input.C$14];MATCH([.$A13];[$input.$O$5:$input.$O$14];0))))">
            <text:p/>
          </table:table-cell>
          <table:table-cell table:style-name="ce31" table:formula="of:==IF([$input.D$3]=&quot;&quot;;&quot;&quot;;IF([.$D13]=&quot;&quot;;&quot;&quot;;INDEX([$input.D$5:$input.D$14];MATCH([.$A13];[$input.$O$5:$input.$O$14];0))))">
            <text:p/>
          </table:table-cell>
          <table:table-cell table:style-name="ce31" table:formula="of:==IF([$input.E$3]=&quot;&quot;;&quot;&quot;;IF([.$D13]=&quot;&quot;;&quot;&quot;;INDEX([$input.E$5:$input.E$14];MATCH([.$A13];[$input.$O$5:$input.$O$14];0))))">
            <text:p/>
          </table:table-cell>
          <table:table-cell table:style-name="ce31" table:formula="of:==IF([$input.F$3]=&quot;&quot;;&quot;&quot;;IF([.$D13]=&quot;&quot;;&quot;&quot;;INDEX([$input.F$5:$input.F$14];MATCH([.$A13];[$input.$O$5:$input.$O$14];0))))">
            <text:p/>
          </table:table-cell>
          <table:table-cell table:style-name="ce31" table:formula="of:==IF([$input.G$3]=&quot;&quot;;&quot;&quot;;IF([.$D13]=&quot;&quot;;&quot;&quot;;INDEX([$input.G$5:$input.G$14];MATCH([.$A13];[$input.$O$5:$input.$O$14];0))))">
            <text:p/>
          </table:table-cell>
          <table:table-cell table:style-name="ce31" table:formula="of:==IF([$input.H$3]=&quot;&quot;;&quot;&quot;;IF([.$D13]=&quot;&quot;;&quot;&quot;;INDEX([$input.H$5:$input.H$14];MATCH([.$A13];[$input.$O$5:$input.$O$14];0))))">
            <text:p/>
          </table:table-cell>
          <table:table-cell table:style-name="ce31" table:formula="of:==IF([$input.I$3]=&quot;&quot;;&quot;&quot;;IF([.$D13]=&quot;&quot;;&quot;&quot;;INDEX([$input.I$5:$input.I$14];MATCH([.$A13];[$input.$O$5:$input.$O$14];0))))">
            <text:p/>
          </table:table-cell>
          <table:table-cell table:style-name="ce31" table:formula="of:==IF([$input.J$3]=&quot;&quot;;&quot;&quot;;IF([.$D13]=&quot;&quot;;&quot;&quot;;INDEX([$input.J$5:$input.J$14];MATCH([.$A13];[$input.$O$5:$input.$O$14];0))))">
            <text:p/>
          </table:table-cell>
          <table:table-cell table:style-name="ce31" table:formula="of:==IF([$input.K$3]=&quot;&quot;;&quot;&quot;;IF([.$D13]=&quot;&quot;;&quot;&quot;;INDEX([$input.K$5:$input.K$14];MATCH([.$A13];[$input.$O$5:$input.$O$14];0))))">
            <text:p/>
          </table:table-cell>
          <table:table-cell/>
        </table:table-row>
        <table:table-row table:style-name="ro4" table:number-rows-repeated="1048562">
          <table:table-cell table:number-columns-repeated="17"/>
        </table:table-row>
        <table:table-row table:style-name="ro4">
          <table:table-cell table:number-columns-repeated="17"/>
        </table:table-row>
        <calcext:conditional-formats>
          <calcext:conditional-format calcext:target-range-address="print.G4:print.P13">
            <calcext:condition calcext:apply-style-name="ignored" calcext:value="formula-is(IF(([.G4]=MIN([.$G4:.$N4]))*(COUNTIF([.$G4:.G4];MIN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([.G4]=MAX([.$G4:.$N4]))*(COUNTIF([.$G4:.G4];MAX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AND([.G4]=MIN([.$G4:.$N4]);[.G4]=MAX([.$G4:.$N4]))*(COUNTIF([.$G4:.G4];MIN([.$G4:.$N4]))&lt;=2)))" calcext:base-cell-address="print.G4"/>
          </calcext:conditional-format>
          <calcext:conditional-format calcext:target-range-address="print.E4:print.E13">
            <calcext:condition calcext:apply-style-name="bold" calcext:value="formula-is(IF([.B4]&lt;=3))" calcext:base-cell-address="print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able-cell-properties style:diagonal-bl-tr="none" style:diagonal-tl-br="none" fo:background-color="transparent" fo:padding="0.3cm" style:vertical-justify="auto"/>
      <style:paragraph-properties css3t:text-justify="auto"/>
      <style:text-properties fo:color="#b2b2b2" style:text-line-through-style="solid" style:text-line-through-type="single" style:text-underline-style="none" style:text-overline-style="none" style:text-overline-color="font-color"/>
    </style:style>
    <style:style style:name="notset" style:family="table-cell" style:parent-style-name="Default">
      <style:text-properties fo:color="#dddddd"/>
    </style:style>
    <style:style style:name="invalid" style:family="table-cell" style:parent-style-name="Default">
      <style:table-cell-properties fo:background-color="#ffcccc" style:vertical-justify="auto"/>
      <style:paragraph-properties css3t:text-justify="auto"/>
      <style:text-properties style:use-window-font-color="true"/>
    </style:style>
    <style:style style:name="bold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8-09">00.00.0000</text:date> <text:time style:data-style-name="N2" text:time-value="01:39:05.976343364"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01:39:05.9807116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8-09T01:46:06.601806604</dc:date>
    <meta:editing-duration>PT22H5M</meta:editing-duration>
    <meta:editing-cycles>89</meta:editing-cycles>
    <meta:generator>LibreOffice/4.2.5.2$Linux_X86_64 LibreOffice_project/420m0$Build-2</meta:generator>
    <meta:document-statistic meta:table-count="2" meta:cell-count="239" meta:object-count="0"/>
  </office:meta>
</office:document-meta>
</file>